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F55000003C3D3AA7893DEFC839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ns42:value-type="string" table:number-columns-spanned="3" table:number-rows-spanned="2">
            <text:p>Invoice #3365</text:p>
          </table:table-cell>
          <table:covered-table-cell table:number-columns-repeated="2"/>
          <table:table-cell table:style-name="ce15" office:value-type="string" ns42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ns42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140" ns42:value-type="currency" table:number-columns-spanned="2" table:number-rows-spanned="2">
            <text:p>$1,14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ns42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ns42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ns42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ns42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ns42:value-type="string">
            <text:p>Terms</text:p>
          </table:table-cell>
          <table:table-cell table:style-name="ce14"/>
          <table:table-cell table:style-name="ce19"/>
          <table:table-cell table:style-name="ce19" office:value-type="string" ns42:value-type="string">
            <text:p>Invoice Date</text:p>
          </table:table-cell>
          <table:table-cell table:style-name="ce19" office:value-type="string" ns42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ns42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ns42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5-01" ns42:value-type="date">
            <text:p>05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ns42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ns42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ns42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ns42:value-type="string">
            <text:p>Date</text:p>
          </table:table-cell>
          <table:table-cell table:style-name="ce18" office:value-type="string" ns42:value-type="string">
            <text:p>Service</text:p>
          </table:table-cell>
          <table:table-cell table:style-name="ce32" office:value-type="string" ns42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ns42:value-type="string">
            <text:p>Rate</text:p>
          </table:table-cell>
          <table:table-cell table:style-name="ce18" office:value-type="string" ns42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ns42:value-type="string">
            <text:p>03/29-04/04</text:p>
          </table:table-cell>
          <table:table-cell table:style-name="ce24" office:value-type="string" ns42:value-type="string">
            <text:p>Cleaning</text:p>
          </table:table-cell>
          <table:table-cell table:style-name="ce30" office:value-type="string" ns42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85" ns42:value-type="currency">
            <text:p>$285.00</text:p>
          </table:table-cell>
          <table:table-cell table:style-name="ce41" office:value-type="currency" office:currency="USD" office:value="285" ns42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ns42:value-type="string">
            <text:p>04/05-04/11</text:p>
          </table:table-cell>
          <table:table-cell table:style-name="ce29" office:value-type="string" ns42:value-type="string">
            <text:p>Cleaning</text:p>
          </table:table-cell>
          <table:table-cell table:style-name="ce39" office:value-type="string" ns42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85" ns42:value-type="currency">
            <text:p>$285.00</text:p>
          </table:table-cell>
          <table:table-cell table:style-name="ce42" office:value-type="currency" office:currency="USD" office:value="285" ns42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ns42:value-type="string">
            <text:p>04/12-04/18</text:p>
          </table:table-cell>
          <table:table-cell table:style-name="ce24" office:value-type="string" ns42:value-type="string">
            <text:p>Cleaning</text:p>
          </table:table-cell>
          <table:table-cell table:style-name="ce30" office:value-type="string" ns42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85" ns42:value-type="currency">
            <text:p>$285.00</text:p>
          </table:table-cell>
          <table:table-cell table:style-name="ce41" office:value-type="currency" office:currency="USD" office:value="285" ns42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ns42:value-type="string">
            <text:p>04/19-04/25</text:p>
          </table:table-cell>
          <table:table-cell table:style-name="ce29" office:value-type="string" ns42:value-type="string">
            <text:p>Cleaning</text:p>
          </table:table-cell>
          <table:table-cell table:style-name="ce28" office:value-type="string" ns42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85" ns42:value-type="currency">
            <text:p>$285.00</text:p>
          </table:table-cell>
          <table:table-cell table:style-name="ce42" office:value-type="currency" office:currency="USD" office:value="285" ns42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ns42:value-type="string">
            <text:p><text:s/></text:p>
          </table:table-cell>
          <table:table-cell table:style-name="ce29" office:value-type="string" ns42:value-type="string">
            <text:p><text:s/></text:p>
          </table:table-cell>
          <table:table-cell table:style-name="ce28" office:value-type="string" ns42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ns42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ns42:value-type="string">
            <text:p><text:s/></text:p>
          </table:table-cell>
          <table:table-cell table:style-name="ce24" office:value-type="string" ns42:value-type="string">
            <text:p><text:s/></text:p>
          </table:table-cell>
          <table:table-cell table:style-name="ce30" office:value-type="string" ns42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ns42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ns42:value-type="string">
            <text:p><text:s/></text:p>
          </table:table-cell>
          <table:table-cell table:style-name="ce29" office:value-type="string" ns42:value-type="string">
            <text:p><text:s/></text:p>
          </table:table-cell>
          <table:table-cell table:style-name="ce28" office:value-type="string" ns42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ns42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ns42:value-type="string">
            <text:p><text:s/></text:p>
          </table:table-cell>
          <table:table-cell table:style-name="ce24" office:value-type="string" ns42:value-type="string">
            <text:p><text:s/></text:p>
          </table:table-cell>
          <table:table-cell table:style-name="ce30" office:value-type="string" ns42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ns42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ns42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ns42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ns42:value-type="string">
            <text:p>Total</text:p>
          </table:table-cell>
          <table:table-cell table:style-name="ce43" table:formula="of:=SUM([.I15:.I25])" office:value-type="currency" office:currency="USD" office:value="1140" ns42:value-type="currency">
            <text:p>$1,1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ns42:value-type="string">
            <text:p>Balance Due</text:p>
          </table:table-cell>
          <table:table-cell table:style-name="ce44" table:formula="of:=SUM([.I16:.I26])" office:value-type="currency" office:currency="USD" office:value="1140" ns42:value-type="currency">
            <text:p>$1,1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meta>
    <meta:creation-date>2020-02-15T09:04:52.227000000</meta:creation-date>
    <dc:date>2026-03-21T17:01:53.848534559</dc:date>
    <meta:editing-duration>PT3H41M13S</meta:editing-duration>
    <meta:editing-cycles>64</meta:editing-cycles>
    <meta:document-statistic meta:table-count="1" meta:cell-count="65" meta:object-count="1"/>
    <meta:generator>ODFPY/1.4.2</meta:generator>
  </office:meta>
</office:document-meta>
</file>